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3cd0" officeooo:paragraph-rsid="00043cd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43cd0" officeooo:paragraph-rsid="00043cd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43cd0" officeooo:paragraph-rsid="00043cd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mes Middleton Lab Report 2 – Eye Diagram</text:p>
      <text:p text:style-name="P3"/>
      <text:p text:style-name="P2">Aim</text:p>
      <text:p text:style-name="P3">The aim of this experiment is to run simulations of communication systems using high frequency waves represented by an eye diagram generated using a PicoScope. The key points to analyse are SNR, jitter, and timing error in the digital signal.</text:p>
      <text:p text:style-name="P3"/>
      <text:p text:style-name="P3"><text:span text:style-name="T1">Method</text:span></text:p>
      <text:p text:style-name="P3">We used a picoscope to generate several eye diagrams with unique frequencies, amplitudes, trigger levels, SNR, bandwidth, and modulation.</text:p>
      <text:p text:style-name="P3"/>
      <text:p text:style-name="P3"><text:span text:style-name="T1">Results</text:span></text:p>
      <text:p text:style-name="P3"/>
      <text:p text:style-name="P3"/>
      <text:p text:style-name="P3"><text:span text:style-name="T1">Conclusion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09:32:39.998971231</meta:creation-date>
    <dc:date>2025-11-18T18:47:56.482616351</dc:date>
    <meta:editing-duration>P1DT9H5M6S</meta:editing-duration>
    <meta:editing-cycles>1</meta:editing-cycles>
    <meta:document-statistic meta:table-count="0" meta:image-count="0" meta:object-count="0" meta:page-count="1" meta:paragraph-count="7" meta:word-count="70" meta:character-count="447" meta:non-whitespace-character-count="383"/>
    <meta:generator>LibreOffice/7.3.7.2$Linux_X86_64 LibreOffice_project/30$Build-2</meta:generator>
  </office:meta>
</office:document-meta>
</file>